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rug Pricing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Drug Pricin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a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formula="of:=RANDBETWEEN([.B2];[.C2])" office:value-type="float" office:value="551" calcext:value-type="float">
            <text:p>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tance-d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 table:formula="of:=RANDBETWEEN([.B3];[.C3])" office:value-type="float" office:value="730" calcext:value-type="float">
            <text:p>7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table:formula="of:=RANDBETWEEN([.B4];[.C4])"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table:formula="of:=RANDBETWEEN([.B5];[.C5])" office:value-type="float" office:value="4878" calcext:value-type="float">
            <text:p>4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750" calcext:value-type="float">
            <text:p>750</text:p>
          </table:table-cell>
          <table:table-cell office:value-type="float" office:value="2200" calcext:value-type="float">
            <text:p>2200</text:p>
          </table:table-cell>
          <table:table-cell table:formula="of:=RANDBETWEEN([.B6];[.C6])" office:value-type="float" office:value="1870" calcext:value-type="float">
            <text:p>18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ty State Distances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City State Distances</text:p>
          </table:table-cell>
          <table:table-cell office:value-type="string" calcext:value-type="string">
            <text:p>New Harbour</text:p>
          </table:table-cell>
          <table:table-cell office:value-type="string" calcext:value-type="string">
            <text:p>New Tokyo</text:p>
          </table:table-cell>
          <table:table-cell office:value-type="string" calcext:value-type="string">
            <text:p>Chicago-2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Euphoria</text:p>
          </table:table-cell>
        </table:table-row>
        <table:table-row table:style-name="ro1">
          <table:table-cell office:value-type="string" calcext:value-type="string">
            <text:p>New Harbour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ew Tokyo</text:p>
          </table:table-cell>
          <table:table-cell table:formula="of:=[.C2]-[.B2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D2]-[.C2]" office:value-type="float" office:value="250" calcext:value-type="float">
            <text:p>250</text:p>
          </table:table-cell>
          <table:table-cell table:formula="of:=[.E2]-[.C2]" office:value-type="float" office:value="500" calcext:value-type="float">
            <text:p>500</text:p>
          </table:table-cell>
          <table:table-cell table:formula="of:=[.F2]-[.C2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hicago-2</text:p>
          </table:table-cell>
          <table:table-cell table:formula="of:=[.D2]-[.B2]" office:value-type="float" office:value="500" calcext:value-type="float">
            <text:p>500</text:p>
          </table:table-cell>
          <table:table-cell table:formula="of:=[.D3]-[.C3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E3]-[.D3]" office:value-type="float" office:value="250" calcext:value-type="float">
            <text:p>250</text:p>
          </table:table-cell>
          <table:table-cell table:formula="of:=[.F3]-[.D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formula="of:=[.E2]-[.B2]" office:value-type="float" office:value="750" calcext:value-type="float">
            <text:p>750</text:p>
          </table:table-cell>
          <table:table-cell table:formula="of:=[.B4]-[.D4]" office:value-type="float" office:value="500" calcext:value-type="float">
            <text:p>500</text:p>
          </table:table-cell>
          <table:table-cell table:formula="of:=[.E4]-[.D4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F2]-[.E2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formula="of:=[.F2]-[.B2]" office:value-type="float" office:value="1000" calcext:value-type="float">
            <text:p>1000</text:p>
          </table:table-cell>
          <table:table-cell table:formula="of:=[.F2]-[.C2]" office:value-type="float" office:value="750" calcext:value-type="float">
            <text:p>750</text:p>
          </table:table-cell>
          <table:table-cell table:formula="of:=[.F2]-[.D2]" office:value-type="float" office:value="500" calcext:value-type="float">
            <text:p>500</text:p>
          </table:table-cell>
          <table:table-cell table:formula="of:=[.F2]-[.E2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ventory" table:style-name="ta1"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LOCAL STASH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tance-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BTOTAL(9;[.B2:.B7])" office:value-type="float" office:value="15" calcext:value-type="float">
            <text:p>15</text:p>
          </table:table-cell>
          <table:table-cell table:formula="of:=SUBTOTAL(9;[.C2:.C7])" office:value-type="float" office:value="4" calcext:value-type="float">
            <text:p>4</text:p>
          </table:table-cell>
          <table:table-cell table:formula="of:=SUBTOTAL(9;[.D2:.D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alty</text:p>
          </table:table-cell>
          <table:table-cell table:formula="of:=[.B8]-10" office:value-type="float" office:value="5" calcext:value-type="float">
            <text:p>5</text:p>
          </table:table-cell>
          <table:table-cell table:formula="of:=[.C8]-10" office:value-type="float" office:value="-6" calcext:value-type="float">
            <text:p>-6</text:p>
          </table:table-cell>
          <table:table-cell table:formula="of:=[.D8]-10" office:value-type="float" office:value="-5" calcext:value-type="float">
            <text:p>-5</text:p>
          </table:table-cell>
        </table:table-row>
      </table:table>
      <table:table table:name="City States" table:style-name="ta1">
        <table:table-column table:style-name="co2" table:number-columns-repeated="7" table:default-cell-style-name="ce1"/>
        <table:table-row table:style-name="ro1">
          <table:table-cell office:value-type="string" calcext:value-type="string">
            <text:p>City State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ubstance-d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New Harbour</text:p>
          </table:table-cell>
          <table:table-cell table:formula="of:=RANDBETWEEN(1000;5000)" office:value-type="float" office:value="1849" calcext:value-type="float">
            <text:p>1849</text:p>
          </table:table-cell>
          <table:table-cell table:formula="of:=RANDBETWEEN(['Drug Pricing'.B2];['Drug Pricing'.C2])" office:value-type="float" office:value="737" calcext:value-type="float">
            <text:p>737</text:p>
          </table:table-cell>
          <table:table-cell table:formula="of:=RANDBETWEEN(['Drug Pricing'.B3];['Drug Pricing'.C3])" office:value-type="float" office:value="315" calcext:value-type="float">
            <text:p>315</text:p>
          </table:table-cell>
          <table:table-cell table:formula="of:=RANDBETWEEN(['Drug Pricing'.B4];['Drug Pricing'.C4])" office:value-type="float" office:value="354" calcext:value-type="float">
            <text:p>354</text:p>
          </table:table-cell>
          <table:table-cell table:formula="of:=RANDBETWEEN(['Drug Pricing'.B5];['Drug Pricing'.C5])" office:value-type="float" office:value="2155" calcext:value-type="float">
            <text:p>2155</text:p>
          </table:table-cell>
          <table:table-cell table:formula="of:=RANDBETWEEN(['Drug Pricing'.B6];['Drug Pricing'.C6])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New Tokyo</text:p>
          </table:table-cell>
          <table:table-cell table:formula="of:=RANDBETWEEN(1000;5000)" office:value-type="float" office:value="4976" calcext:value-type="float">
            <text:p>4976</text:p>
          </table:table-cell>
          <table:table-cell table:formula="of:=RANDBETWEEN(['Drug Pricing'.B2];['Drug Pricing'.C2])" office:value-type="float" office:value="625" calcext:value-type="float">
            <text:p>625</text:p>
          </table:table-cell>
          <table:table-cell table:formula="of:=RANDBETWEEN(['Drug Pricing'.B3];['Drug Pricing'.C3])" office:value-type="float" office:value="376" calcext:value-type="float">
            <text:p>376</text:p>
          </table:table-cell>
          <table:table-cell table:formula="of:=RANDBETWEEN(['Drug Pricing'.B4];['Drug Pricing'.C4])" office:value-type="float" office:value="250" calcext:value-type="float">
            <text:p>250</text:p>
          </table:table-cell>
          <table:table-cell table:formula="of:=RANDBETWEEN(['Drug Pricing'.B5];['Drug Pricing'.C5])" office:value-type="float" office:value="3811" calcext:value-type="float">
            <text:p>3811</text:p>
          </table:table-cell>
          <table:table-cell table:formula="of:=RANDBETWEEN(['Drug Pricing'.B6];['Drug Pricing'.C6])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Chicago-2</text:p>
          </table:table-cell>
          <table:table-cell table:formula="of:=RANDBETWEEN(1000;5000)" office:value-type="float" office:value="3499" calcext:value-type="float">
            <text:p>3499</text:p>
          </table:table-cell>
          <table:table-cell table:formula="of:=RANDBETWEEN(['Drug Pricing'.B2];['Drug Pricing'.C2])" office:value-type="float" office:value="839" calcext:value-type="float">
            <text:p>839</text:p>
          </table:table-cell>
          <table:table-cell table:formula="of:=RANDBETWEEN(['Drug Pricing'.B3];['Drug Pricing'.C3])" office:value-type="float" office:value="457" calcext:value-type="float">
            <text:p>457</text:p>
          </table:table-cell>
          <table:table-cell table:formula="of:=RANDBETWEEN(['Drug Pricing'.B4];['Drug Pricing'.C4])" office:value-type="float" office:value="321" calcext:value-type="float">
            <text:p>321</text:p>
          </table:table-cell>
          <table:table-cell table:formula="of:=RANDBETWEEN(['Drug Pricing'.B5];['Drug Pricing'.C5])" office:value-type="float" office:value="1846" calcext:value-type="float">
            <text:p>1846</text:p>
          </table:table-cell>
          <table:table-cell table:formula="of:=RANDBETWEEN(['Drug Pricing'.B6];['Drug Pricing'.C6])"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formula="of:=RANDBETWEEN(1000;5000)" office:value-type="float" office:value="3449" calcext:value-type="float">
            <text:p>3449</text:p>
          </table:table-cell>
          <table:table-cell table:formula="of:=RANDBETWEEN(['Drug Pricing'.B2];['Drug Pricing'.C2])" office:value-type="float" office:value="640" calcext:value-type="float">
            <text:p>640</text:p>
          </table:table-cell>
          <table:table-cell table:formula="of:=RANDBETWEEN(['Drug Pricing'.B3];['Drug Pricing'.C3])" office:value-type="float" office:value="651" calcext:value-type="float">
            <text:p>651</text:p>
          </table:table-cell>
          <table:table-cell table:formula="of:=RANDBETWEEN(['Drug Pricing'.B4];['Drug Pricing'.C4])" office:value-type="float" office:value="429" calcext:value-type="float">
            <text:p>429</text:p>
          </table:table-cell>
          <table:table-cell table:formula="of:=RANDBETWEEN(['Drug Pricing'.B5];['Drug Pricing'.C5])" office:value-type="float" office:value="2768" calcext:value-type="float">
            <text:p>2768</text:p>
          </table:table-cell>
          <table:table-cell table:formula="of:=RANDBETWEEN(['Drug Pricing'.B6];['Drug Pricing'.C6])"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Shepperds’ Field</text:p>
          </table:table-cell>
          <table:table-cell table:formula="of:=RANDBETWEEN(1000;5000)" office:value-type="float" office:value="1774" calcext:value-type="float">
            <text:p>1774</text:p>
          </table:table-cell>
          <table:table-cell table:formula="of:=RANDBETWEEN(['Drug Pricing'.B2];['Drug Pricing'.C2])" office:value-type="float" office:value="708" calcext:value-type="float">
            <text:p>708</text:p>
          </table:table-cell>
          <table:table-cell table:formula="of:=RANDBETWEEN(['Drug Pricing'.B3];['Drug Pricing'.C3])" office:value-type="float" office:value="294" calcext:value-type="float">
            <text:p>294</text:p>
          </table:table-cell>
          <table:table-cell table:formula="of:=RANDBETWEEN(['Drug Pricing'.B4];['Drug Pricing'.C4])" office:value-type="float" office:value="493" calcext:value-type="float">
            <text:p>493</text:p>
          </table:table-cell>
          <table:table-cell table:formula="of:=RANDBETWEEN(['Drug Pricing'.B5];['Drug Pricing'.C5])" office:value-type="float" office:value="4744" calcext:value-type="float">
            <text:p>4744</text:p>
          </table:table-cell>
          <table:table-cell table:formula="of:=RANDBETWEEN(['Drug Pricing'.B6];['Drug Pricing'.C6])" office:value-type="float" office:value="1793" calcext:value-type="float">
            <text:p>1793</text:p>
          </table:table-cell>
        </table:table-row>
      </table:table>
      <table:table table:name="Charact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redits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Tom</text:p>
          </table:table-cell>
          <table:table-cell table:formula="of:=RANDBETWEEN(18;60)" office:value-type="float" office:value="48" calcext:value-type="float">
            <text:p>48</text:p>
          </table:table-cell>
          <table:table-cell table:formula="of:=RANDBETWEEN(1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Dick</text:p>
          </table:table-cell>
          <table:table-cell table:formula="of:=RANDBETWEEN(18;60)" office:value-type="float" office:value="38" calcext:value-type="float">
            <text:p>38</text:p>
          </table:table-cell>
          <table:table-cell table:formula="of:=RANDBETWEEN(1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Harry</text:p>
          </table:table-cell>
          <table:table-cell table:formula="of:=RANDBETWEEN(18;60)" office:value-type="float" office:value="26" calcext:value-type="float">
            <text:p>26</text:p>
          </table:table-cell>
          <table:table-cell table:formula="of:=RANDBETWEEN(1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Sally</text:p>
          </table:table-cell>
          <table:table-cell table:formula="of:=RANDBETWEEN(18;60)" office:value-type="float" office:value="54" calcext:value-type="float">
            <text:p>54</text:p>
          </table:table-cell>
          <table:table-cell table:formula="of:=RANDBETWEEN(1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drugs" table:target-range-address="'Drug Pricing'.A1:'Drug Pricing'.C1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00/00/00</text:date>, <text:time style:data-style-name="N2" text:time-value="22:59:26.5972904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21:20:17.967635436</meta:creation-date>
    <dc:date>2022-06-12T23:27:55.207503826</dc:date>
    <meta:editing-duration>PT40M4S</meta:editing-duration>
    <meta:editing-cycles>12</meta:editing-cycles>
    <meta:generator>LibreOffice/7.3.3.2$Linux_X86_64 LibreOffice_project/30$Build-2</meta:generator>
    <meta:document-statistic meta:table-count="5" meta:cell-count="163" meta:object-count="0"/>
  </office:meta>
</office:document-meta>
</file>